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family="Arial" style:font-family-generic="swiss" style:font-pitch="variable" fo:font-size="24pt" style:font-size-asian="24pt" style:font-size-complex="24pt"/>
    </style:style>
    <style:style style:name="P7" style:family="paragraph"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P9" style:family="paragraph">
      <style:text-properties fo:font-size="24pt" fo:font-style="normal" style:font-size-asian="24pt" style:font-style-asian="normal" style:font-size-complex="24pt" style:font-style-complex="normal"/>
    </style:style>
    <style:style style:name="P10" style:family="paragraph">
      <style:text-properties fo:font-family="Arial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P11" style:family="paragraph">
      <style:text-properties fo:font-size="22pt" fo:font-style="normal" style:font-size-asian="22pt" style:font-style-asian="normal" style:font-size-complex="22pt" style:font-style-complex="normal"/>
    </style:style>
    <style:style style:name="P12" style:family="paragraph">
      <style:text-properties fo:font-family="Arial" style:font-family-generic="swiss" style:font-pitch="variable" fo:font-size="22pt" fo:font-style="normal" style:font-size-asian="22pt" style:font-style-asian="normal" style:font-size-complex="22pt" style:font-style-complex="normal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family="Arial" style:font-family-generic="swiss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family="Arial" style:font-family-generic="swiss" style:font-pitch="variable" fo:font-size="32pt" style:font-size-asian="32pt" style:font-size-complex="32pt"/>
    </style:style>
    <style:style style:name="T11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family="Arial" style:font-family-generic="swiss" style:font-pitch="variable" fo:font-size="32pt" fo:font-style="normal" style:text-underline-style="none" style:font-size-asian="32pt" style:font-style-asian="normal" style:font-size-complex="32pt" style:font-style-complex="normal"/>
    </style:style>
    <style:style style:name="T14" style:family="text">
      <style:text-properties fo:font-family="Arial" style:font-family-generic="swiss" style:font-pitch="variable" fo:font-size="26pt" fo:font-style="italic" style:font-size-asian="26pt" style:font-style-asian="italic" style:font-size-complex="32pt" style:font-style-complex="italic"/>
    </style:style>
    <style:style style:name="T15" style:family="text">
      <style:text-properties fo:font-family="Arial" style:font-family-generic="swiss" style:font-pitch="variable" fo:font-size="32pt" fo:font-style="normal" style:font-size-asian="32pt" style:font-style-asian="italic" style:font-size-complex="32pt" style:font-style-complex="italic"/>
    </style:style>
    <style:style style:name="T16" style:family="text">
      <style:text-properties fo:font-family="Arial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Know what a test is</text:span></text:p>
              </text:list-item>
              <text:list-item>
                <text:p><text:span text:style-name="T3">Know why we should t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at Are Tests?</text:span></text:p>
          </draw:text-box>
        </draw:frame>
        <draw:frame presentation:style-name="pr3" draw:text-style-name="P4" draw:layer="layout" svg:width="23cm" svg:height="13.359cm" svg:x="2.5cm" svg:y="5.8cm" presentation:class="outline" presentation:user-transformed="true">
          <draw:text-box>
            <text:list text:style-name="L2">
              <text:list-header>
                <text:p><text:span text:style-name="T4">What is 2*2?</text:span></text:p>
                <text:p><text:span text:style-name="T4">What is the name of Queen Elizabeth II?</text:span></text:p>
                <text:p><text:span text:style-name="T4">Does the sequence 'ACGAAGTCGAACTAGCTACGAGT' contain the codon for Methionine?</text:span></text:p>
              </text:list-header>
              <text:list-item>
                <text:p><text:span text:style-name="T3">These are tests. And that is what we are going to look at now.</text:span></text:p>
              </text:list-item>
              <text:list-item>
                <text:p><text:span text:style-name="T3">How do you test that your code does what you expect it to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hy Test?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We have written some scripts, modules and objects and before we release them to the masses, we want to check that they are going to work.</text:span></text:p>
              </text:list-item>
              <text:list-item>
                <text:p><text:span text:style-name="T3">At least we can then be somewhat confident then that if the users email us saying it doesn't work, we have an idea of why (or at least why no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How do we Test?</text:span></text:p>
          </draw:text-box>
        </draw:frame>
        <draw:frame presentation:style-name="pr3" draw:text-style-name="P4" draw:layer="layout" svg:width="23cm" svg:height="12.837cm" svg:x="2.5cm" svg:y="5.8cm" presentation:class="outline" presentation:user-transformed="true">
          <draw:text-box>
            <text:list text:style-name="L2">
              <text:list-item>
                <text:p><text:span text:style-name="T3">We could sit there and run the scripts over and over again, but that is</text:span></text:p>
                <text:list>
                  <text:list-item>
                    <text:p><text:span text:style-name="T3">going to get tedious</text:span></text:p>
                  </text:list-item>
                  <text:list-item>
                    <text:p><text:span text:style-name="T3">will be unreliable</text:span></text:p>
                  </text:list-item>
                </text:list>
              </text:list-item>
              <text:list-item>
                <text:p><text:span text:style-name="T3">Can we automate?</text:span></text:p>
              </text:list-item>
              <text:list-item>
                <text:p><text:span text:style-name="T3">We can. With a module '</text:span><text:span text:style-name="T4">Test::More</text:span><text:span text:style-name="T3">', and a special program '</text:span><text:span text:style-name="T4">prove</text:span><text:span text:style-name="T3">' which combined can test our code for us and tell us if it works. It can run this over and ov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A Test Script</text:span></text:p>
          </draw:text-box>
        </draw:frame>
        <draw:frame presentation:style-name="pr3" draw:text-style-name="P4" draw:layer="layout" svg:width="23cm" svg:height="13.622cm" svg:x="2.5cm" svg:y="5.8cm" presentation:class="outline" presentation:user-transformed="true">
          <draw:text-box>
            <text:list text:style-name="L2">
              <text:list-item>
                <text:p><text:span text:style-name="T3">Test generally live in a t/ directory</text:span></text:p>
                <text:p><text:span text:style-name="T4">t/hello_world.pl</text:span></text:p>
                <text:p><text:span text:style-name="T5">use Test::More tests =&gt; 1;</text:span></text:p>
              </text:list-item>
              <text:list-item>
                <text:p><text:span text:style-name="T3">use the Test::More module, with a tests count of 1, as we want to run one test.</text:span></text:p>
                <text:p><text:span text:style-name="T5">my $script_output = qx{bin/hello_world.pl};</text:span><text:span text:style-name="T3"> </text:span></text:p>
              </text:list-item>
              <text:list-item>
                <text:p><text:span text:style-name="T3">wrapping a command in qx{} tells perl to go out to the shell and run that script, returning any STD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A Test Script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5">is(</text:span></text:p>
              </text:list-header>
              <text:list-item>
                <text:p><text:span text:style-name="T6">call the imported 'is' method, with parameters </text:span></text:p>
                <text:p><text:span text:style-name="T5"><text:s text:c="2"/></text:span><text:span text:style-name="T5">$script_output,</text:span></text:p>
              </text:list-item>
              <text:list-item>
                <text:p><text:span text:style-name="T6">the item we want to test</text:span></text:p>
                <text:p><text:span text:style-name="T5"><text:s text:c="2"/></text:span><text:span text:style-name="T5">"Hello World\n",</text:span></text:p>
              </text:list-item>
              <text:list-item>
                <text:p><text:span text:style-name="T6">the output we exp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A Test Script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'hello_world.pl returns Hello World'</text:span></text:p>
              </text:list-header>
              <text:list-item>
                <text:p><text:span text:style-name="T6">a comment to give against the test in output</text:span></text:p>
                <text:p><text:span text:style-name="T5">);</text:span></text:p>
              </text:list-item>
              <text:list-item>
                <text:p><text:span text:style-name="T6">We run the script with prove</text:span></text:p>
                <text:p><text:span text:style-name="T5">&gt;prove -v t/hello_world.t</text:span></text:p>
              </text:list-item>
              <text:list-item>
                <text:p><text:span text:style-name="T6">-v means run in verbose m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A Test Script</text:span></text:p>
          </draw:text-box>
        </draw:frame>
        <draw:frame presentation:style-name="pr3" draw:text-style-name="P4" draw:layer="layout" svg:width="23cm" svg:height="11.201cm" svg:x="2.5cm" svg:y="5.8cm" presentation:class="outline" presentation:user-transformed="true">
          <draw:text-box>
            <text:list text:style-name="L2">
              <text:list-header>
                <text:p><text:span text:style-name="T5">&gt;prove -v t/hello_world.t</text:span></text:p>
                <text:p><text:span text:style-name="T5">1..1</text:span></text:p>
                <text:p><text:span text:style-name="T5">ok 1 - hello_world.pl returns Hello World</text:span></text:p>
                <text:p><text:span text:style-name="T5">ok</text:span></text:p>
                <text:p><text:span text:style-name="T5">All tests successful.</text:span></text:p>
                <text:p><text:span text:style-name="T5">Files=1, Tests=1, <text:s/>0 wallclock secs ( 0.02 usr <text:s/>0.00 sys + <text:s/>0.03 cusr <text:s/>0.01 csys = <text:s/>0.06 CPU)</text:span></text:p>
                <text:p><text:span text:style-name="T5">Result: PAS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A Test Script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6">Testing a script is useful, but if the script needs you to be interactive, it can be more tricky.</text:span></text:p>
              </text:list-item>
              <text:list-item>
                <text:p><text:span text:style-name="T6">In these circumstances, you want to be looking at what you need to test, and what is easiest to te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 Testing</text:span></text:p>
          </draw:text-box>
        </draw:frame>
        <draw:frame presentation:style-name="pr3" draw:text-style-name="P4" draw:layer="layout" svg:width="23cm" svg:height="11.097cm" svg:x="2.5cm" svg:y="5.8cm" presentation:class="outline" presentation:user-transformed="true">
          <draw:text-box>
            <text:list text:style-name="L2">
              <text:list-item>
                <text:p><text:span text:style-name="T6">Modules are prime to test, because the test is a script, and they expect to be called by a script.</text:span></text:p>
              </text:list-item>
              <text:list-item>
                <text:p><text:span text:style-name="T6">You test each function in turn, passing in parameters, and testing the expected outcomes.</text:span></text:p>
              </text:list-item>
              <text:list-item>
                <text:p><text:span text:style-name="T6">Lets test the DnaHelpers module we wrote befo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 Testing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7">t/module.t</text:span></text:p>
                <text:p><text:span text:style-name="T5">use Test::More tests =&gt; 3;</text:span></text:p>
              </text:list-header>
              <text:list-item>
                <text:p><text:span text:style-name="T6">This time there will be 3 tests</text:span></text:p>
                <text:p><text:span text:style-name="T5">use_ok ( 'DnaHelpers' );</text:span></text:p>
              </text:list-item>
              <text:list-item>
                <text:p><text:span text:style-name="T6">test that we can use the module ok - this checks it will compile and gets the code for 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 Testing</text:span></text:p>
          </draw:text-box>
        </draw:frame>
        <draw:frame presentation:style-name="pr3" draw:text-style-name="P4" draw:layer="layout" svg:width="23cm" svg:height="11.99cm" svg:x="2.5cm" svg:y="5.8cm" presentation:class="outline" presentation:user-transformed="true">
          <draw:text-box>
            <text:list text:style-name="L2">
              <text:list-header>
                <text:p><text:span text:style-name="T5">my $sequence = 'ACATCA..</text:span><text:span text:style-name="T8">ATG</text:span><text:span text:style-name="T5">C';</text:span></text:p>
                <text:p><text:span text:style-name="T5">my %amino_acids = ( <text:s/>Methionine =&gt; {</text:span></text:p>
                <text:p><text:span text:style-name="T5"><text:s text:c="4"/></text:span><text:span text:style-name="T5">'3_letter_code' =&gt; 'Met',</text:span></text:p>
                <text:p><text:span text:style-name="T5"><text:s text:c="4"/></text:span><text:span text:style-name="T5">codons =&gt; [ qw{ATG} ]</text:span></text:p>
                <text:p><text:span text:style-name="T5"><text:s text:c="2"/></text:span><text:span text:style-name="T5">}, );</text:span></text:p>
              </text:list-header>
              <text:list-item>
                <text:p><text:span text:style-name="T6">set up some data to use for testing</text:span></text:p>
                <text:list>
                  <text:list-item>
                    <text:p><text:span text:style-name="T9">a sample of our Amino Acid data structure,</text:span></text:p>
                  </text:list-item>
                  <text:list-item>
                    <text:p><text:span text:style-name="T9">and a sequence that contains AT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 Testing</text:span></text:p>
          </draw:text-box>
        </draw:frame>
        <draw:frame presentation:style-name="pr3" draw:text-style-name="P4" draw:layer="layout" svg:width="23cm" svg:height="10.912cm" svg:x="2.5cm" svg:y="5.8cm" presentation:class="outline" presentation:user-transformed="true">
          <draw:text-box>
            <text:list text:style-name="L2">
              <text:list-header>
                <text:p><text:span text:style-name="T5">is(</text:span></text:p>
                <text:p><text:span text:style-name="T5"><text:s/></text:span><text:span text:style-name="T5">find_amino_acid( $sequence, <text:s/>$amino_acids{Methionine} ),</text:span></text:p>
                <text:p><text:span text:style-name="T5"><text:s/></text:span><text:span text:style-name="T5">'Met', </text:span></text:p>
                <text:p><text:span text:style-name="T5"><text:s/></text:span><text:span text:style-name="T5">'Methionine found' );</text:span></text:p>
              </text:list-header>
              <text:list-item>
                <text:p><text:span text:style-name="T6">Test to see if the method, with our known data, actually returns the 3 letter code because it finds AT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 Testing</text:span></text:p>
          </draw:text-box>
        </draw:frame>
        <draw:frame presentation:style-name="pr3" draw:text-style-name="P4" draw:layer="layout" svg:width="23cm" svg:height="12.2cm" svg:x="2.5cm" svg:y="5.888cm" presentation:class="outline" presentation:user-transformed="true">
          <draw:text-box>
            <text:list text:style-name="L2">
              <text:list-header>
                <text:p><text:span text:style-name="T5">$sequence = 'ACATCAGATCGTAGCTGCTCGCTGCGATACGC';</text:span></text:p>
                <text:p><text:span text:style-name="T5">is(</text:span></text:p>
                <text:p><text:span text:style-name="T5"><text:s/></text:span><text:span text:style-name="T5">find_amino_acid( $sequence, $amino_acids{Methionine} ),</text:span></text:p>
                <text:p><text:span text:style-name="T5"><text:s/></text:span><text:span text:style-name="T5">undef, </text:span></text:p>
                <text:p><text:span text:style-name="T5"><text:s/></text:span><text:span text:style-name="T5">'Methionine not found' );</text:span></text:p>
              </text:list-header>
              <text:list-item>
                <text:p><text:span text:style-name="T6">Reset </text:span><text:span text:style-name="T7">$sequence</text:span><text:span text:style-name="T6"> to not have ATG, and test that undef (false) is return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 Testing</text:span></text:p>
          </draw:text-box>
        </draw:frame>
        <draw:frame presentation:style-name="pr3" draw:text-style-name="P4" draw:layer="layout" svg:width="23cm" svg:height="10.75cm" svg:x="2.5cm" svg:y="5.888cm" presentation:class="outline" presentation:user-transformed="true">
          <draw:text-box>
            <text:list text:style-name="L2">
              <text:list-header>
                <text:p><text:span text:style-name="T5">&gt;prove -vl t/module.t</text:span></text:p>
              </text:list-header>
              <text:list-item>
                <text:p><text:span text:style-name="T10">Adding </text:span><text:span text:style-name="T7">l</text:span><text:span text:style-name="T10"> ensures it looks in the lib directory to find modu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odule Testing</text:span></text:p>
          </draw:text-box>
        </draw:frame>
        <draw:frame presentation:style-name="pr3" draw:text-style-name="P6" draw:layer="layout" svg:width="23cm" svg:height="13.441cm" svg:x="2.5cm" svg:y="5.888cm" presentation:class="outline" presentation:user-transformed="true">
          <draw:text-box>
            <text:list text:style-name="L2">
              <text:list-header>
                <text:p text:style-name="P5"><text:span text:style-name="T11">t/module.t .. </text:span></text:p>
                <text:p text:style-name="P5"><text:span text:style-name="T11">1..3</text:span></text:p>
                <text:p text:style-name="P5"><text:span text:style-name="T11">ok 1 - use DnaHelpers;</text:span></text:p>
                <text:p text:style-name="P5"><text:span text:style-name="T11">ok 2 - Methionine found</text:span></text:p>
                <text:p text:style-name="P5"><text:span text:style-name="T11">ok 3 - Methionine not found</text:span></text:p>
                <text:p text:style-name="P5"><text:span text:style-name="T11">ok</text:span></text:p>
                <text:p text:style-name="P5"><text:span text:style-name="T11">All tests successful.</text:span></text:p>
                <text:p text:style-name="P5"><text:span text:style-name="T11">Files=1, Tests=3, <text:s/>0 wallclock secs ( 0.05 usr <text:s/>0.02 sys + <text:s/>0.04 cusr <text:s/>0.02 csys = <text:s/>0.13 CPU)</text:span></text:p>
                <text:p text:style-name="P5"><text:span text:style-name="T11">Result: PAS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Testing</text:span></text:p>
          </draw:text-box>
        </draw:frame>
        <draw:frame presentation:style-name="pr3" draw:text-style-name="P8" draw:layer="layout" svg:width="23cm" svg:height="10.75cm" svg:x="2.5cm" svg:y="5.888cm" presentation:class="outline" presentation:user-transformed="true">
          <draw:text-box>
            <text:list text:style-name="L2">
              <text:list-header>
                <text:p text:style-name="P7"><text:span text:style-name="T6">We can test an object.</text:span></text:p>
              </text:list-header>
              <text:list-item>
                <text:p text:style-name="P7"><text:span text:style-name="T6">It's very similar to testing a module, except that we will be testing calls on an object.</text:span></text:p>
              </text:list-item>
              <text:list-item>
                <text:p text:style-name="P7"><text:span text:style-name="T6">Lets test our PerlSequencer can actually produce reads of a given length</text:span></text:p>
                <text:p text:style-name="P7"><text:span text:style-name="T7">t/object.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Testing</text:span></text:p>
          </draw:text-box>
        </draw:frame>
        <draw:frame presentation:style-name="pr3" draw:text-style-name="P8" draw:layer="layout" svg:width="23cm" svg:height="10.75cm" svg:x="2.5cm" svg:y="5.888cm" presentation:class="outline" presentation:user-transformed="true">
          <draw:text-box>
            <text:list text:style-name="L2">
              <text:list-header>
                <text:p text:style-name="P7"><text:span text:style-name="T5">use Test::More tests =&gt; 203;</text:span></text:p>
                <text:p text:style-name="P7"><text:span text:style-name="T12">use_ok( 'PerlSequencer' );</text:span></text:p>
              </text:list-header>
              <text:list-item>
                <text:p text:style-name="P7"><text:span text:style-name="T6">As we just </text:span><text:span text:style-name="T7">use</text:span><text:span text:style-name="T6"> an object, we use the same test to ensure it compiles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Testing</text:span></text:p>
          </draw:text-box>
        </draw:frame>
        <draw:frame presentation:style-name="pr3" draw:text-style-name="P8" draw:layer="layout" svg:width="23cm" svg:height="10.75cm" svg:x="2.5cm" svg:y="5.888cm" presentation:class="outline" presentation:user-transformed="true">
          <draw:text-box>
            <text:list text:style-name="L2">
              <text:list-header>
                <text:p text:style-name="P7"><text:span text:style-name="T12">my $sequencer = PerlSequencer-&gt;new();</text:span></text:p>
              </text:list-header>
              <text:list-item>
                <text:p text:style-name="P7"><text:span text:style-name="T13">We will need to create an object to test it's modules</text:span></text:p>
                <text:p text:style-name="P7"><text:span text:style-name="T5">isa_ok( $sequencer, 'PerlSequencer', 'object' );</text:span></text:p>
              </text:list-item>
              <text:list-item>
                <text:p text:style-name="P7"><text:span text:style-name="T6">isa_ok will check the object is of the given 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Testing</text:span></text:p>
          </draw:text-box>
        </draw:frame>
        <draw:frame presentation:style-name="pr3" draw:text-style-name="P8" draw:layer="layout" svg:width="23cm" svg:height="12.911cm" svg:x="2.5cm" svg:y="5.888cm" presentation:class="outline" presentation:user-transformed="true">
          <draw:text-box>
            <text:list text:style-name="L2">
              <text:list-header>
                <text:p text:style-name="P7"><text:span text:style-name="T5">my @sequences =</text:span></text:p>
                <text:p text:style-name="P7"><text:span text:style-name="T5"><text:s/></text:span><text:span text:style-name="T5">$sequencer-&gt;produce_reads( 25 );</text:span></text:p>
              </text:list-header>
              <text:list-item>
                <text:p text:style-name="P7"><text:span text:style-name="T6">capture some data from the method we want to run</text:span></text:p>
                <text:p text:style-name="P7"><text:span text:style-name="T5">is( scalar @sequences, 200,</text:span></text:p>
                <text:p text:style-name="P7"><text:span text:style-name="T14"><text:s/></text:span><text:span text:style-name="T14">q{produce reads produced 200 reads} );</text:span></text:p>
              </text:list-item>
              <text:list-item>
                <text:p text:style-name="P7"><text:span text:style-name="T15">we expect that it will always produce 200 reads, so check the number of sequences obtain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Testing</text:span></text:p>
          </draw:text-box>
        </draw:frame>
        <draw:frame presentation:style-name="pr3" draw:text-style-name="P8" draw:layer="layout" svg:width="23cm" svg:height="12.937cm" svg:x="2.5cm" svg:y="5.888cm" presentation:class="outline" presentation:user-transformed="true">
          <draw:text-box>
            <text:list text:style-name="L2">
              <text:list-header>
                <text:p text:style-name="P7"><text:span text:style-name="T5">my $count = 1;</text:span></text:p>
                <text:p text:style-name="P7"><text:span text:style-name="T5">foreach my $sequence ( @sequences ) {</text:span></text:p>
                <text:p text:style-name="P7"><text:span text:style-name="T5"><text:s text:c="2"/></text:span><text:span text:style-name="T5">is( length $sequence, 25,</text:span></text:p>
                <text:p text:style-name="P7"><text:span text:style-name="T5"><text:s text:c="7"/></text:span><text:span text:style-name="T5">"sequence $count has length 25" );</text:span></text:p>
                <text:p text:style-name="P7"><text:span text:style-name="T5"><text:s text:c="2"/></text:span><text:span text:style-name="T5">$count++;</text:span></text:p>
                <text:p text:style-name="P7"><text:span text:style-name="T5">}</text:span></text:p>
              </text:list-header>
              <text:list-item>
                <text:p text:style-name="P7"><text:span text:style-name="T6">loop through all the array, checking that every sequence has been produced with the expected read lengt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Object Testing</text:span></text:p>
          </draw:text-box>
        </draw:frame>
        <draw:frame presentation:style-name="pr3" draw:text-style-name="P8" draw:layer="layout" svg:width="23cm" svg:height="13.073cm" svg:x="2.5cm" svg:y="5.888cm" presentation:class="outline" presentation:user-transformed="true">
          <draw:text-box>
            <text:list text:style-name="L2">
              <text:list-header>
                <text:p text:style-name="P7"><text:span text:style-name="T16">&gt;prove -vl t/object.t</text:span></text:p>
                <text:p text:style-name="P7"><text:span text:style-name="T16">t/object.t .. </text:span></text:p>
                <text:p text:style-name="P7"><text:span text:style-name="T16">1..203</text:span></text:p>
                <text:p text:style-name="P7"><text:span text:style-name="T16">ok 1 - use PerlSequencer;</text:span></text:p>
                <text:p text:style-name="P7"><text:span text:style-name="T16">ok 2 - object isa PerlSequencer</text:span></text:p>
                <text:p text:style-name="P7"><text:span text:style-name="T16">ok 3 - produce reads produced 200 reads</text:span></text:p>
                <text:p text:style-name="P7"><text:span text:style-name="T16">ok 4 - sequence 1 has length 25 ...</text:span></text:p>
                <text:p text:style-name="P7"><text:span text:style-name="T16">ok 203 - sequence 200 has length 25</text:span></text:p>
                <text:p text:style-name="P7"><text:span text:style-name="T16">ok</text:span></text:p>
                <text:p text:style-name="P7"><text:span text:style-name="T16">All tests successful.</text:span></text:p>
                <text:p text:style-name="P7"><text:span text:style-name="T16">Files=1, Tests=203, <text:s/>2 wallclock secs ( )</text:span></text:p>
                <text:p text:style-name="P7"><text:span text:style-name="T16">Result: PAS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ests that fail</text:span></text:p>
          </draw:text-box>
        </draw:frame>
        <draw:frame presentation:style-name="pr3" draw:text-style-name="P8" draw:layer="layout" svg:width="23cm" svg:height="12.623cm" svg:x="2.5cm" svg:y="5.888cm" presentation:class="outline" presentation:user-transformed="true">
          <draw:text-box>
            <text:list text:style-name="L2">
              <text:list-item>
                <text:p text:style-name="P7"><text:span text:style-name="T6">Of course, so far everything has passed.</text:span></text:p>
              </text:list-item>
              <text:list-item>
                <text:p text:style-name="P7"><text:span text:style-name="T6">What do we see when it fails?</text:span></text:p>
              </text:list-item>
              <text:list-item>
                <text:p text:style-name="P7"><text:span text:style-name="T6">prove and Test::More combine to inform us.</text:span></text:p>
                <text:p text:style-name="P7"><text:span text:style-name="T7">t/fail.t</text:span></text:p>
                <text:p text:style-name="P7"><text:span text:style-name="T5">use Test::More tests =&gt; 1;</text:span></text:p>
                <text:p text:style-name="P7"><text:span text:style-name="T5">is( 'true', 'false', 'We expect this to fail' );</text:span></text:p>
              </text:list-item>
              <text:list-item>
                <text:p text:style-name="P7"><text:span text:style-name="T6">We know that true and false are different, so we have made this test fail. Lets see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ests that fail</text:span></text:p>
          </draw:text-box>
        </draw:frame>
        <draw:frame presentation:style-name="pr3" draw:text-style-name="P10" draw:layer="layout" svg:width="23cm" svg:height="12.497cm" svg:x="2.5cm" svg:y="6cm" presentation:class="outline" presentation:user-transformed="true">
          <draw:text-box>
            <text:list text:style-name="L2">
              <text:list-header>
                <text:p text:style-name="P9"><text:span text:style-name="T11">&gt;prove -vl t/fail.t </text:span></text:p>
                <text:p text:style-name="P9"><text:span text:style-name="T11">t/fail.t .. </text:span></text:p>
                <text:p text:style-name="P9"><text:span text:style-name="T11">1..1</text:span></text:p>
                <text:p text:style-name="P9"><text:span text:style-name="T11">not ok 1 - We expect this to fail</text:span></text:p>
                <text:p text:style-name="P9"><text:span text:style-name="T11"># <text:s text:c="2"/>Failed test 'We expect this to fail'</text:span></text:p>
                <text:p text:style-name="P9"><text:span text:style-name="T11"># <text:s text:c="2"/>at t/fail.t line 3.</text:span></text:p>
                <text:p text:style-name="P9"><text:span text:style-name="T11"># <text:s text:c="9"/>got: 'true'</text:span></text:p>
                <text:p text:style-name="P9"><text:span text:style-name="T11"># <text:s text:c="4"/>expected: 'false'</text:span></text:p>
                <text:p text:style-name="P9"><text:span text:style-name="T11"># Looks like you failed 1 test of 1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ests that fail</text:span></text:p>
          </draw:text-box>
        </draw:frame>
        <draw:frame presentation:style-name="pr3" draw:text-style-name="P12" draw:layer="layout" svg:width="23cm" svg:height="12.681cm" svg:x="2.5cm" svg:y="5.888cm" presentation:class="outline" presentation:user-transformed="true">
          <draw:text-box>
            <text:list text:style-name="L2">
              <text:list-header>
                <text:p text:style-name="P11"><text:span text:style-name="T17">Dubious, test returned 1 (wstat 256, 0x100)</text:span></text:p>
                <text:p text:style-name="P11"><text:span text:style-name="T17">Failed 1/1 subtests </text:span></text:p>
                <text:p text:style-name="P11"><text:span text:style-name="T17">Test Summary Report</text:span></text:p>
                <text:p text:style-name="P11"><text:span text:style-name="T17">-------------------</text:span></text:p>
                <text:p text:style-name="P11"><text:span text:style-name="T17">t/fail.t (Wstat: 256 Tests: 1 Failed: 1)</text:span></text:p>
                <text:p text:style-name="P11"><text:span text:style-name="T17"><text:s text:c="2"/></text:span><text:span text:style-name="T17">Failed test: <text:s/>1</text:span></text:p>
                <text:p text:style-name="P11"><text:span text:style-name="T17"><text:s text:c="2"/></text:span><text:span text:style-name="T17">Non-zero exit status: 1</text:span></text:p>
                <text:p text:style-name="P11"><text:span text:style-name="T17">Files=1, Tests=1, <text:s/>0 wallclock secs ( 0.03 usr <text:s/>0.02 sys + <text:s/>0.02 cusr <text:s/>0.00 csys = <text:s/>0.07 CPU)</text:span></text:p>
                <text:p text:style-name="P11"><text:span text:style-name="T17">Result: FAI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ests that fail</text:span></text:p>
          </draw:text-box>
        </draw:frame>
        <draw:frame presentation:style-name="pr3" draw:text-style-name="P12" draw:layer="layout" svg:width="23cm" svg:height="10.75cm" svg:x="2.5cm" svg:y="5.888cm" presentation:class="outline" presentation:user-transformed="true">
          <draw:text-box>
            <text:list text:style-name="L2">
              <text:list-item>
                <text:p text:style-name="P11"><text:span text:style-name="T6">Obviously, in this case, we know this was to fail, but if you know what part of the code you are testing, it can help you locate what went wro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It's Too Much Code, Why Do It?</text:span></text:p>
          </draw:text-box>
        </draw:frame>
        <draw:frame presentation:style-name="pr3" draw:text-style-name="P12" draw:layer="layout" svg:width="23cm" svg:height="12.259cm" svg:x="2.5cm" svg:y="5.888cm" presentation:class="outline" presentation:user-transformed="true">
          <draw:text-box>
            <text:list text:style-name="L2">
              <text:list-item>
                <text:p text:style-name="P11"><text:span text:style-name="T6">Having tests gives you a confidence that the work you have produced is</text:span></text:p>
                <text:list>
                  <text:list-item>
                    <text:p><text:span text:style-name="T6">reliable - you have tested what happens if different parameters are given</text:span></text:p>
                  </text:list-item>
                  <text:list-item>
                    <text:p><text:span text:style-name="T6">maintainable - if you want to modify the code (add more features, refactor) then if your tests still pass you know that you haven't broken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It's Too Much Code, Why Do It?</text:span></text:p>
          </draw:text-box>
        </draw:frame>
        <draw:frame presentation:style-name="pr3" draw:text-style-name="P12" draw:layer="layout" svg:width="23cm" svg:height="10.897cm" svg:x="2.5cm" svg:y="5.88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User confidence – your tests pass, so your users can have confidence to use the code</text:span></text:p>
                  </text:list-item>
                  <text:list-item>
                    <text:p><text:span text:style-name="T6">Somewhere to find what it happening – others and you can look at the tests to find what should happen</text:span></text:p>
                  </text:list-item>
                  <text:list-item>
                    <text:p><text:span text:style-name="T6">Leads to Test Driven Development – which I could go on for hours ab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esting - Summary</text:span></text:p>
          </draw:text-box>
        </draw:frame>
        <draw:frame presentation:style-name="pr3" draw:text-style-name="P12" draw:layer="layout" svg:width="23cm" svg:height="10.75cm" svg:x="2.5cm" svg:y="6cm" presentation:class="outline" presentation:user-transformed="true">
          <draw:text-box>
            <text:list text:style-name="L2">
              <text:list-item>
                <text:p text:style-name="P11"><text:span text:style-name="T6">Tests automate checking code works</text:span></text:p>
              </text:list-item>
              <text:list-item>
                <text:p text:style-name="P11"><text:span text:style-name="T6">They give you confidence</text:span></text:p>
              </text:list-item>
              <text:list-item>
                <text:p text:style-name="P11"><text:span text:style-name="T6">They give users confid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7T16:10:14</meta:creation-date>
    <meta:editing-duration>PT19H03M00S</meta:editing-duration>
    <meta:editing-cycles>11</meta:editing-cycles>
    <dc:date>2011-04-28T11:13:12</dc:date>
    <dc:creator>Andy Brown</dc:creator>
    <meta:generator>OpenOffice.org/3.2$Unix OpenOffice.org_project/320m12$Build-9483</meta:generator>
    <meta:document-statistic meta:object-count="151"/>
  </office:meta>
</office:document-meta>
</file>